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7.086cm" fo:min-width="29.69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398cm" fo:min-width="13.17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7.90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4.326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528cm" fo:min-width="4.326cm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494cm" fo:min-width="16.834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9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494cm" fo:min-width="4.292cm" fo:padding-top="0.142cm" fo:padding-bottom="0.142cm" fo:padding-left="0.267cm" fo:padding-right="0.26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594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3333"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3333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0.988cm" svg:height="8.128cm" svg:x="2.34cm" svg:y="8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394cm" svg:height="7.366cm" svg:x="2.37cm" svg:y="0.3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406cm" svg:height="1.778cm" svg:x="5.564cm" svg:y="0.824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778cm" svg:x="3.19cm" svg:y="4.888cm">
          <text:p text:style-name="P2">TCP/IP Stack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10.09cm" svg:y="4.888cm">
          <text:p text:style-name="P2">eth0</text:p>
          <text:p text:style-name="P2">(xen-netfront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10.16cm" svg:y="10.798cm">
          <text:p text:style-name="P2">vif1.0</text:p>
          <text:p text:style-name="P2">(xen-netback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368cm" svg:height="1.778cm" svg:x="9.264cm" svg:y="14.424cm">
          <text:p text:style-name="P2">xenbr0</text:p>
          <text:p text:style-name="P2">(bridge)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466cm" svg:height="1.038cm" svg:x="3.556cm" svg:y="14.732cm">
          <draw:text-box>
            <text:p><text:span text:style-name="T1">Dom0</text:span></text:p>
          </draw:text-box>
        </draw:frame>
        <draw:frame draw:style-name="gr8" draw:text-style-name="P3" draw:layer="layout" svg:width="2.794cm" svg:height="1.825cm" svg:x="2.77cm" svg:y="0.826cm">
          <draw:text-box>
            <text:p><text:span text:style-name="T1">DomU id = 1</text:span></text:p>
          </draw:text-box>
        </draw:frame>
        <draw:custom-shape draw:style-name="gr2" draw:text-style-name="P1" draw:layer="layout" svg:width="14.394cm" svg:height="7.366cm" svg:x="18.571cm" svg:y="0.3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406cm" svg:height="1.778cm" svg:x="21.765cm" svg:y="0.825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778cm" svg:x="27.091cm" svg:y="4.889cm">
          <text:p text:style-name="P2">TCP/IP Stack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826cm" svg:height="1.778cm" svg:x="19.991cm" svg:y="4.889cm">
          <text:p text:style-name="P2">eth0</text:p>
          <text:p text:style-name="P2">(xen-netfront)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94cm" svg:height="1.825cm" svg:x="18.971cm" svg:y="0.827cm">
          <draw:text-box>
            <text:p><text:span text:style-name="T1">DomU id = 2</text:span></text:p>
          </draw:text-box>
        </draw:frame>
        <draw:custom-shape draw:style-name="gr9" draw:text-style-name="P1" draw:layer="layout" svg:width="4.826cm" svg:height="1.778cm" svg:x="20.06cm" svg:y="10.798cm">
          <text:p text:style-name="P2">vif2.0</text:p>
          <text:p text:style-name="P2">(xen-netback)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6.35cm" svg:y1="2.602cm" svg:x2="6.35cm" svg:y2="4.888cm">
          <text:p/>
        </draw:line>
        <draw:line draw:style-name="gr10" draw:text-style-name="P4" draw:layer="layout" svg:x1="8.016cm" svg:y1="5.842cm" svg:x2="10.09cm" svg:y2="5.842cm">
          <text:p/>
        </draw:line>
        <draw:line draw:style-name="gr10" draw:text-style-name="P4" draw:layer="layout" svg:x1="12.7cm" svg:y1="6.666cm" svg:x2="12.7cm" svg:y2="10.798cm">
          <text:p/>
        </draw:line>
        <draw:line draw:style-name="gr10" draw:text-style-name="P4" draw:layer="layout" svg:x1="22.606cm" svg:y1="10.798cm" svg:x2="22.606cm" svg:y2="6.667cm">
          <text:p/>
        </draw:line>
        <draw:line draw:style-name="gr10" draw:text-style-name="P4" draw:layer="layout" svg:x1="12.7cm" svg:y1="12.576cm" svg:x2="12.7cm" svg:y2="14.424cm">
          <text:p/>
        </draw:line>
        <draw:line draw:style-name="gr10" draw:text-style-name="P4" draw:layer="layout" svg:x1="22.614cm" svg:y1="14.424cm" svg:x2="22.614cm" svg:y2="12.576cm">
          <text:p/>
        </draw:line>
        <draw:line draw:style-name="gr10" draw:text-style-name="P4" draw:layer="layout" svg:x1="24.817cm" svg:y1="5.788cm" svg:x2="27.091cm" svg:y2="5.788cm">
          <text:p/>
        </draw:line>
        <draw:line draw:style-name="gr10" draw:text-style-name="P4" draw:layer="layout" svg:x1="28.956cm" svg:y1="4.889cm" svg:x2="28.956cm" svg:y2="2.603cm">
          <text:p/>
        </draw:line>
        <draw:frame draw:style-name="gr11" draw:text-style-name="P5" draw:layer="layout" svg:width="6.094cm" svg:height="1.361cm" svg:x="6.606cm" svg:y="8.799cm">
          <draw:text-box>
            <text:p><text:span text:style-name="T2">via ring buffer, grant table</text:span></text:p>
            <text:p><text:span text:style-name="T2">and event channel</text:span></text:p>
          </draw:text-box>
        </draw:frame>
        <draw:frame draw:style-name="gr11" draw:text-style-name="P5" draw:layer="layout" svg:width="6.094cm" svg:height="1.361cm" svg:x="23.006cm" svg:y="8.8cm">
          <draw:text-box>
            <text:p><text:span text:style-name="T2">via ring buffer, grant table</text:span></text:p>
            <text:p><text:span text:style-name="T2">and event channel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2-27T15:27:59.250778159</dc:date>
    <meta:editing-duration>PT2H17M56S</meta:editing-duration>
    <meta:editing-cycles>165</meta:editing-cycles>
    <meta:generator>LibreOffice/5.1.4.2$Linux_X86_64 LibreOffice_project/10m0$Build-2</meta:generator>
    <meta:document-statistic meta:object-count="48"/>
  </office:meta>
</office:document-meta>
</file>